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C8000000C8562266CA956E0A0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text-indent="0cm" style:auto-text-indent="false" style:shadow="none"/>
      <style:text-properties fo:font-weight="bold" officeooo:rsid="0013f2a7" officeooo:paragraph-rsid="00157aba"/>
    </style:style>
    <style:style style:name="P2" style:family="paragraph" style:parent-style-name="Text_20_body">
      <style:paragraph-properties fo:margin-left="0cm" fo:margin-right="0cm" fo:text-align="start" style:justify-single-word="false" fo:text-indent="0cm" style:auto-text-indent="false" style:shadow="none"/>
      <style:text-properties fo:font-weight="bold" officeooo:rsid="0013f2a7" officeooo:paragraph-rsid="0014fed6"/>
    </style:style>
    <style:style style:name="P3" style:family="paragraph" style:parent-style-name="Text_20_body">
      <style:paragraph-properties fo:margin-left="0cm" fo:margin-right="0cm" fo:text-align="start" style:justify-single-word="false" fo:text-indent="0cm" style:auto-text-indent="false" style:shadow="none"/>
      <style:text-properties fo:font-weight="bold" officeooo:rsid="0013f2a7" officeooo:paragraph-rsid="0016f5ef"/>
    </style:style>
    <style:style style:name="P4" style:family="paragraph" style:parent-style-name="Text_20_body">
      <style:paragraph-properties style:shadow="none"/>
      <style:text-properties fo:font-weight="bold" officeooo:rsid="0013f2a7" officeooo:paragraph-rsid="0017273a"/>
    </style:style>
    <style:style style:name="P5" style:family="paragraph" style:parent-style-name="Text_20_body">
      <style:paragraph-properties fo:break-before="column" style:shadow="none"/>
      <style:text-properties fo:font-weight="normal" officeooo:rsid="0013f2a7" officeooo:paragraph-rsid="00157aba"/>
    </style:style>
    <style:style style:name="P6" style:family="paragraph" style:parent-style-name="Text_20_body">
      <style:paragraph-properties style:shadow="none"/>
      <style:text-properties fo:font-weight="normal" officeooo:rsid="0013f2a7" officeooo:paragraph-rsid="00157aba"/>
    </style:style>
    <style:style style:name="P7" style:family="paragraph" style:parent-style-name="Text_20_body">
      <style:paragraph-properties fo:break-before="column" style:shadow="none"/>
      <style:text-properties fo:font-weight="normal" officeooo:rsid="0013f2a7" officeooo:paragraph-rsid="0016f5ef"/>
    </style:style>
    <style:style style:name="P8" style:family="paragraph" style:parent-style-name="Text_20_body">
      <style:paragraph-properties style:shadow="none"/>
      <style:text-properties fo:font-weight="normal" officeooo:rsid="00138ab6" officeooo:paragraph-rsid="00138ab6"/>
    </style:style>
    <style:style style:name="P9" style:family="paragraph" style:parent-style-name="Text_20_body">
      <style:paragraph-properties style:shadow="none"/>
      <style:text-properties fo:font-weight="normal" officeooo:rsid="0014fed6" officeooo:paragraph-rsid="0014fed6"/>
    </style:style>
    <style:style style:name="P10" style:family="paragraph" style:parent-style-name="Text_20_body">
      <style:paragraph-properties fo:margin-left="0cm" fo:margin-right="0cm" fo:text-indent="0cm" style:auto-text-indent="false" style:shadow="none"/>
      <style:text-properties fo:color="#666666" loext:opacity="100%" fo:font-weight="bold" officeooo:rsid="000c0a6d" officeooo:paragraph-rsid="000c0a6d"/>
    </style:style>
    <style:style style:name="P11" style:family="paragraph" style:parent-style-name="Text_20_body">
      <style:paragraph-properties fo:margin-left="0cm" fo:margin-right="0cm" fo:text-indent="0cm" style:auto-text-indent="false" style:shadow="none"/>
      <style:text-properties fo:color="#666666" loext:opacity="100%" fo:font-weight="bold" officeooo:rsid="000c0a6d" officeooo:paragraph-rsid="0011a788"/>
    </style:style>
    <style:style style:name="P12" style:family="paragraph" style:parent-style-name="Text_20_body">
      <style:paragraph-properties fo:line-height="100%" style:shadow="none"/>
      <style:text-properties fo:color="#666666" loext:opacity="100%" fo:font-weight="bold" officeooo:rsid="000a5cf2" officeooo:paragraph-rsid="000a5cf2"/>
    </style:style>
    <style:style style:name="P13" style:family="paragraph" style:parent-style-name="Text_20_body">
      <style:paragraph-properties style:shadow="none"/>
      <style:text-properties fo:color="#666666" loext:opacity="100%" fo:font-weight="bold" officeooo:rsid="000a5cf2" officeooo:paragraph-rsid="000ab239"/>
    </style:style>
    <style:style style:name="P14" style:family="paragraph" style:parent-style-name="Text_20_body">
      <style:paragraph-properties style:shadow="none"/>
      <style:text-properties fo:color="#666666" loext:opacity="100%" style:text-underline-style="none" fo:font-weight="bold" officeooo:rsid="000c0a6d" officeooo:paragraph-rsid="000c0a6d" style:font-weight-asian="bold" style:font-weight-complex="bold"/>
    </style:style>
    <style:style style:name="P15" style:family="paragraph" style:parent-style-name="Text_20_body">
      <style:paragraph-properties style:shadow="none"/>
      <style:text-properties fo:font-style="italic" fo:font-weight="normal" officeooo:rsid="0014fed6" officeooo:paragraph-rsid="0016f5ef" style:font-style-asian="italic" style:font-style-complex="italic"/>
    </style:style>
    <style:style style:name="P16" style:family="paragraph" style:parent-style-name="Text_20_body">
      <style:paragraph-properties style:shadow="none"/>
      <style:text-properties fo:font-style="italic" officeooo:rsid="000a5cf2" officeooo:paragraph-rsid="000a5cf2" style:font-style-asian="italic" style:font-style-complex="italic"/>
    </style:style>
    <style:style style:name="P17" style:family="paragraph" style:parent-style-name="Text_20_body">
      <style:paragraph-properties style:shadow="none"/>
      <style:text-properties officeooo:rsid="0014fed6" officeooo:paragraph-rsid="0014fed6"/>
    </style:style>
    <style:style style:name="P18" style:family="paragraph" style:parent-style-name="Text_20_body">
      <style:paragraph-properties style:shadow="none"/>
      <style:text-properties fo:font-size="11pt" fo:font-style="italic" fo:font-weight="normal" officeooo:rsid="000a5cf2" officeooo:paragraph-rsid="000a5cf2" style:font-size-asian="11pt" style:font-style-asian="italic" style:font-weight-asian="normal" style:font-size-complex="11pt" style:font-style-complex="italic" style:font-weight-complex="normal"/>
    </style:style>
    <style:style style:name="P19" style:family="paragraph" style:parent-style-name="Heading_20_1">
      <style:paragraph-properties style:shadow="none"/>
      <style:text-properties officeooo:rsid="000a5cf2" officeooo:paragraph-rsid="000a5cf2"/>
    </style:style>
    <style:style style:name="P20" style:family="paragraph" style:parent-style-name="Heading_20_3">
      <style:paragraph-properties fo:break-before="column" fo:padding="0.051cm" fo:border-left="none" fo:border-right="none" fo:border-top="0.06pt solid #000000" fo:border-bottom="0.06pt solid #000000" style:shadow="none"/>
    </style:style>
    <style:style style:name="P21" style:family="paragraph" style:parent-style-name="Heading_20_3">
      <style:paragraph-properties fo:padding="0.051cm" fo:border-left="none" fo:border-right="none" fo:border-top="0.06pt solid #000000" fo:border-bottom="0.06pt solid #000000" style:shadow="none"/>
      <style:text-properties officeooo:rsid="0020bee8" officeooo:paragraph-rsid="0020bee8"/>
    </style:style>
    <style:style style:name="P22" style:family="paragraph" style:parent-style-name="Heading_20_3">
      <style:paragraph-properties fo:padding="0.051cm" fo:border-left="none" fo:border-right="none" fo:border-top="0.06pt solid #000000" fo:border-bottom="0.06pt solid #000000" style:shadow="none"/>
    </style:style>
    <style:style style:name="P23" style:family="paragraph" style:parent-style-name="Text_20_body">
      <style:paragraph-properties style:shadow="none"/>
      <style:text-properties fo:color="#666666" loext:opacity="100%" fo:font-size="14pt" fo:font-weight="bold" officeooo:rsid="001b303d" officeooo:paragraph-rsid="001b303d" style:font-size-asian="14pt" style:font-weight-asian="bold" style:font-size-complex="14pt" style:font-weight-complex="bold"/>
    </style:style>
    <style:style style:name="P24" style:family="paragraph" style:parent-style-name="Text_20_body" style:list-style-name="L1">
      <style:paragraph-properties fo:margin-left="0cm" fo:margin-right="0cm" fo:line-height="100%" fo:text-indent="0cm" style:auto-text-indent="false" style:shadow="none"/>
      <style:text-properties fo:color="#666666" loext:opacity="100%" fo:font-weight="normal" officeooo:rsid="000c0a6d" officeooo:paragraph-rsid="000c0a6d" style:font-weight-asian="normal" style:font-weight-complex="normal"/>
    </style:style>
    <style:style style:name="P25" style:family="paragraph" style:parent-style-name="Text_20_body" style:list-style-name="L2">
      <style:paragraph-properties fo:margin-left="0cm" fo:margin-right="0cm" fo:line-height="100%" fo:text-indent="0cm" style:auto-text-indent="false" style:shadow="none"/>
      <style:text-properties fo:color="#666666" loext:opacity="100%" fo:font-weight="normal" officeooo:rsid="000c0a6d" officeooo:paragraph-rsid="0011a788" style:font-weight-asian="normal" style:font-weight-complex="normal"/>
    </style:style>
    <style:style style:name="P26" style:family="paragraph" style:parent-style-name="Text_20_body" style:list-style-name="L2">
      <style:paragraph-properties fo:margin-left="0cm" fo:margin-right="0cm" fo:line-height="100%" fo:text-indent="0cm" style:auto-text-indent="false" style:shadow="none"/>
      <style:text-properties fo:color="#666666" loext:opacity="100%" fo:font-weight="normal" officeooo:rsid="000c0a6d" officeooo:paragraph-rsid="000c0a6d" style:font-weight-asian="normal" style:font-weight-complex="normal"/>
    </style:style>
    <style:style style:name="P27" style:family="paragraph" style:parent-style-name="Text_20_body" style:list-style-name="L1">
      <style:paragraph-properties fo:margin-left="0cm" fo:margin-right="0cm" fo:line-height="100%" fo:text-indent="0cm" style:auto-text-indent="false" style:shadow="none"/>
      <style:text-properties fo:font-weight="normal" officeooo:paragraph-rsid="000c0a6d" style:font-weight-asian="normal" style:font-weight-complex="normal"/>
    </style:style>
    <style:style style:name="P28" style:family="paragraph" style:parent-style-name="Text_20_body" style:list-style-name="L3">
      <style:paragraph-properties style:shadow="none"/>
      <style:text-properties fo:font-style="italic" fo:font-weight="normal" officeooo:rsid="0013f2a7" officeooo:paragraph-rsid="0013f2a7" style:font-style-asian="italic" style:font-style-complex="italic"/>
    </style:style>
    <style:style style:name="P29" style:family="paragraph" style:parent-style-name="Text_20_body" style:list-style-name="L4">
      <style:paragraph-properties style:shadow="none"/>
      <style:text-properties fo:font-style="italic" fo:font-weight="normal" officeooo:rsid="0013f2a7" officeooo:paragraph-rsid="0016f5ef" style:font-style-asian="italic" style:font-style-complex="italic"/>
    </style:style>
    <style:style style:name="P30" style:family="paragraph" style:parent-style-name="Text_20_body" style:list-style-name="L3">
      <style:paragraph-properties style:shadow="none"/>
      <style:text-properties fo:font-style="italic" fo:font-weight="normal" officeooo:rsid="00138ab6" officeooo:paragraph-rsid="00138ab6" style:font-style-asian="italic" style:font-style-complex="italic"/>
    </style:style>
    <style:style style:name="P31" style:family="paragraph" style:parent-style-name="Text_20_body" style:list-style-name="L4">
      <style:paragraph-properties style:shadow="none"/>
      <style:text-properties fo:font-style="italic" fo:font-weight="normal" officeooo:rsid="00138ab6" officeooo:paragraph-rsid="0016f5ef" style:font-style-asian="italic" style:font-style-complex="italic"/>
    </style:style>
    <style:style style:name="P32" style:family="paragraph" style:parent-style-name="Text_20_body" style:list-style-name="L3">
      <style:paragraph-properties style:shadow="none"/>
      <style:text-properties fo:font-style="italic" fo:font-weight="normal" officeooo:rsid="0014fed6" officeooo:paragraph-rsid="0016f5ef" style:font-style-asian="italic" style:font-style-complex="italic"/>
    </style:style>
    <style:style style:name="P33" style:family="paragraph" style:parent-style-name="Text_20_body" style:list-style-name="L5">
      <style:paragraph-properties style:shadow="none"/>
      <style:text-properties fo:font-style="italic" style:text-underline-style="none" fo:font-weight="normal" officeooo:rsid="0014fed6" officeooo:paragraph-rsid="0014fed6" style:font-style-asian="italic" style:font-style-complex="italic"/>
    </style:style>
    <style:style style:name="P34" style:family="paragraph" style:parent-style-name="Text_20_body" style:list-style-name="L6">
      <style:paragraph-properties style:shadow="none"/>
      <style:text-properties officeooo:paragraph-rsid="0017273a"/>
    </style:style>
    <style:style style:name="P35" style:family="paragraph" style:parent-style-name="Text_20_body" style:list-style-name="L6">
      <style:paragraph-properties style:shadow="none"/>
      <style:text-properties officeooo:paragraph-rsid="0014fed6"/>
    </style:style>
    <style:style style:name="P36" style:family="paragraph">
      <loext:graphic-properties draw:fill="bitmap" draw:fill-image-name="headshort_5f_blackAndWhite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T1" style:family="text">
      <style:text-properties fo:font-weight="normal" officeooo:rsid="0017273a"/>
    </style:style>
    <style:style style:name="T2" style:family="text">
      <style:text-properties fo:font-weight="normal" officeooo:rsid="00157aba"/>
    </style:style>
    <style:style style:name="T3" style:family="text">
      <style:text-properties fo:font-weight="normal" officeooo:rsid="000a5cf2"/>
    </style:style>
    <style:style style:name="T4" style:family="text">
      <style:text-properties fo:font-weight="normal" officeooo:rsid="00123650"/>
    </style:style>
    <style:style style:name="T5" style:family="text">
      <style:text-properties fo:font-weight="normal" officeooo:rsid="00138ab6"/>
    </style:style>
    <style:style style:name="T6" style:family="text">
      <style:text-properties officeooo:rsid="00157aba"/>
    </style:style>
    <style:style style:name="T7" style:family="text">
      <style:text-properties officeooo:rsid="0017273a"/>
    </style:style>
    <style:style style:name="T8" style:family="text">
      <style:text-properties officeooo:rsid="000a5cf2"/>
    </style:style>
    <style:style style:name="T9" style:family="text">
      <style:text-properties officeooo:rsid="0013023f"/>
    </style:style>
    <style:style style:name="T10" style:family="text">
      <style:text-properties fo:color="#666666" loext:opacity="100%" officeooo:rsid="000c0a6d"/>
    </style:style>
    <style:style style:name="T11" style:family="text">
      <style:text-properties fo:color="#666666" loext:opacity="100%" officeooo:rsid="000cdd87"/>
    </style:style>
    <style:style style:name="T12" style:family="text">
      <style:text-properties officeooo:rsid="000cdd87"/>
    </style:style>
    <style:style style:name="T13" style:family="text">
      <style:text-properties officeooo:rsid="000e7c60"/>
    </style:style>
    <style:style style:name="T14" style:family="text">
      <style:text-properties officeooo:rsid="00123650"/>
    </style:style>
    <style:style style:name="T15" style:family="text">
      <style:text-properties officeooo:rsid="00138ab6"/>
    </style:style>
    <style:style style:name="T16" style:family="text">
      <style:text-properties officeooo:rsid="0014fed6"/>
    </style:style>
    <style:style style:name="T17" style:family="text">
      <style:text-properties officeooo:rsid="00168e15"/>
    </style:style>
    <style:style style:name="T18" style:family="text">
      <style:text-properties officeooo:rsid="0016f5ef"/>
    </style:style>
    <style:style style:name="T19" style:family="text">
      <style:text-properties officeooo:rsid="00187005"/>
    </style:style>
    <style:style style:name="T20" style:family="text">
      <style:text-properties fo:font-size="15pt" fo:font-style="normal" fo:font-weight="bold" officeooo:rsid="001a4c5b" style:font-size-asian="15pt" style:font-style-asian="normal" style:font-weight-asian="bold" style:font-size-complex="15pt" style:font-style-complex="normal" style:font-weight-complex="bold"/>
    </style:style>
    <style:style style:name="T21" style:family="text">
      <style:text-properties fo:font-size="21pt" fo:font-weight="normal" style:font-size-asian="21pt" style:font-weight-asian="normal" style:font-size-complex="21pt" style:font-weight-complex="normal"/>
    </style:style>
    <style:style style:name="T22" style:family="text">
      <style:text-properties fo:font-size="20pt" fo:font-weight="normal" style:font-size-asian="17.5pt" style:font-weight-asian="normal" style:font-size-complex="20pt" style:font-weight-complex="normal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font-style="normal" officeooo:rsid="001a4c5b" style:font-style-asian="normal" style:font-style-complex="normal"/>
    </style:style>
    <style:style style:name="T25" style:family="text">
      <style:text-properties fo:font-style="normal" officeooo:rsid="001b303d" style:font-style-asian="normal" style:font-style-complex="normal"/>
    </style:style>
    <style:style style:name="T26" style:family="text">
      <style:text-properties officeooo:rsid="001e5d15"/>
    </style:style>
    <style:style style:name="T27" style:family="text">
      <style:text-properties officeooo:rsid="001ff471"/>
    </style:style>
    <style:style style:name="T28" style:family="text">
      <style:text-properties style:text-position="super 58%"/>
    </style:style>
    <style:style style:name="T29" style:family="text">
      <style:text-properties style:text-position="super 58%" officeooo:rsid="001ff471"/>
    </style:style>
    <style:style style:name="T30" style:family="text">
      <style:text-properties style:text-position="0% 100%"/>
    </style:style>
    <style:style style:name="Sect1" style:family="section">
      <style:section-properties text:dont-balance-text-columns="false" style:editable="false">
        <style:columns fo:column-count="2">
          <style:column style:rel-width="4342*" fo:start-indent="0cm" fo:end-indent="0cm"/>
          <style:column style:rel-width="2174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4535*" fo:start-indent="0cm" fo:end-indent="0cm"/>
          <style:column style:rel-width="2275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>
          <style:column style:rel-width="4537*" fo:start-indent="0cm" fo:end-indent="0cm"/>
          <style:column style:rel-width="2273*" fo:start-indent="0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>
          <style:column style:rel-width="5676*" fo:start-indent="0cm" fo:end-indent="0cm"/>
          <style:column style:rel-width="1134*" fo:start-indent="0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fill="bitmap" draw:fill-image-name="headshort_5f_blackAndWhite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3.743cm" fo:min-width="3.6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 text:is-list-header="true"><text:span text:style-name="T21">Nduvho </text:span><text:span text:style-name="T22">Edward</text:span> <text:span text:style-name="T23">Ramashia</text:span></text:h>
      <text:p text:style-name="P16"><draw:custom-shape text:anchor-type="paragraph" draw:z-index="0" draw:name="Shape 1" draw:style-name="gr1" draw:text-style-name="P36" svg:width="5.16cm" svg:height="5.292cm" svg:x="-0.053cm" svg:y="-0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6"/>
      <text:p text:style-name="P16"/>
      <text:p text:style-name="P16"/>
      <text:p text:style-name="P16"/>
      <text:p text:style-name="P16"/>
      <text:p text:style-name="P16"/>
      <text:p text:style-name="P16"><text:tab/> <text:s text:c="6"/><text:span text:style-name="T20">About</text:span></text:p>
      <text:p text:style-name="P18"><text:span text:style-name="T24">Results driven. Passion for all-things-</text:span><text:span text:style-name="T25">STEM</text:span><text:span text:style-name="T24">. Always open </text:span><text:span text:style-name="T25">to</text:span><text:span text:style-name="T24"> learning opportunities and personal development. </text:span></text:p>
      <text:p text:style-name="P23">Contacts:</text:p>
      <text:p text:style-name="P12">063 <text:s/>853 3355</text:p>
      <text:p text:style-name="P13"><text:a xlink:type="simple" xlink:href="mailto:Nduvho.Ramashia@gmail.com" text:style-name="Internet_20_link" text:visited-style-name="Visited_20_Internet_20_Link">Nduvho.Ramashia@gmail.com</text:a><text:span text:style-name="T9"><text:line-break/></text:span><text:a xlink:type="simple" xlink:href="https://github.com/NduvhoEdward" text:style-name="Internet_20_link" text:visited-style-name="Visited_20_Internet_20_Link">Github</text:a> | <text:a xlink:type="simple" xlink:href="https://www.linkedin.com/in/nduvhoedward" text:style-name="Internet_20_link" text:visited-style-name="Visited_20_Internet_20_Link">LinkedIn</text:a></text:p>
      <text:p text:style-name="P14"/>
      <text:p text:style-name="P14">Languages</text:p>
      <text:list text:style-name="L1">
        <text:list-item>
          <text:p text:style-name="P27"><text:span text:style-name="T10">English: <text:tab/></text:span><text:span text:style-name="T11">Fluent</text:span></text:p>
        </text:list-item>
        <text:list-item>
          <text:p text:style-name="P24">Tshivenda: <text:tab/><text:span text:style-name="T13">Fluent </text:span></text:p>
        </text:list-item>
        <text:list-item>
          <text:p text:style-name="P24">Isizulu: <text:tab/><text:span text:style-name="T12">Fair</text:span></text:p>
        </text:list-item>
        <text:list-item>
          <text:p text:style-name="P24">Setswana: <text:tab/><text:span text:style-name="T12">Fair </text:span></text:p>
        </text:list-item>
      </text:list>
      <text:p text:style-name="P10"/>
      <text:p text:style-name="P11">Personal Qualities</text:p>
      <text:list text:style-name="L2">
        <text:list-item>
          <text:p text:style-name="P25">Team<text:span text:style-name="T19">player</text:span></text:p>
        </text:list-item>
        <text:list-item>
          <text:p text:style-name="P26">Hardworker</text:p>
        </text:list-item>
        <text:list-item>
          <text:p text:style-name="P26">Patience</text:p>
        </text:list-item>
        <text:list-item>
          <text:p text:style-name="P26">Honest</text:p>
        </text:list-item>
        <text:list-item>
          <text:p text:style-name="P26">Ethically and morally sound character</text:p>
        </text:list-item>
      </text:list>
      <text:h text:style-name="P20" text:outline-level="3">Education</text:h>
      <text:p text:style-name="P4"><text:span text:style-name="T7">BS</text:span><text:span text:style-name="T8">c in Electrical and Information Engineering</text:span><text:span text:style-name="T1"><text:line-break/></text:span><text:span text:style-name="T3">University of the Witwatersrand</text:span><text:span text:style-name="T1">, </text:span><text:span text:style-name="T3">Currently </text:span><text:span text:style-name="T1"><text:line-break/></text:span><text:span text:style-name="T3">Undergraduate </text:span></text:p>
      <text:h text:style-name="P21" text:outline-level="3">Experience</text:h>
      <text:section text:style-name="Sect1" text:name="Section1">
        <text:p text:style-name="P1"><text:span text:style-name="T14">Student Volunteer </text:span><text:line-break/><text:span text:style-name="T4">CHPC National Conference 2022.</text:span><text:span text:style-name="T2"> <text:s text:c="22"/></text:span></text:p>
        <text:p text:style-name="P5"><text:span text:style-name="T14">December 2022</text:span> </text:p>
      </text:section>
      <text:list xml:id="list22777595" text:style-name="L3">
        <text:list-item>
          <text:p text:style-name="P28"><text:s/><text:span text:style-name="T15">Providing physical assistance to the organisers</text:span></text:p>
        </text:list-item>
        <text:list-item>
          <text:p text:style-name="P30">Monitoring and providing updates to the online participants </text:p>
        </text:list-item>
      </text:list>
      <text:p text:style-name="P8"/>
      <text:section text:style-name="Sect1" text:name="Section2">
        <text:p text:style-name="P3"><text:span text:style-name="T16">Volunteer</text:span><text:span text:style-name="T6"><text:line-break/></text:span><text:span text:style-name="T5"> Data for Municipal Infrastructure Assets</text:span></text:p>
        <text:p text:style-name="P7"><text:span text:style-name="T16">June</text:span> 20<text:span text:style-name="T15">21</text:span> – <text:span text:style-name="T16">August</text:span> 20<text:span text:style-name="T15">21</text:span></text:p>
        <text:p text:style-name="P6"/>
      </text:section>
      <text:list xml:id="list110321201549114" text:continue-numbering="true" text:style-name="L3">
        <text:list-item>
          <text:p text:style-name="P32">Data <text:span text:style-name="T26">retrival</text:span> and processing</text:p>
        </text:list-item>
        <text:list-item>
          <text:p text:style-name="P32">Assessing roads-rivers crossings, identifying their state, marking them, assgning them repair priorities</text:p>
        </text:list-item>
      </text:list>
      <text:p text:style-name="P15"/>
      <text:section text:style-name="Sect2" text:name="Section4">
        <text:p text:style-name="P3"><text:span text:style-name="T18">T</text:span><text:span text:style-name="T15">eaching Assistant </text:span><text:span text:style-name="T6"><text:line-break/></text:span><text:span text:style-name="T5">University of the Witwatersrand</text:span></text:p>
        <text:p text:style-name="P7"><text:span text:style-name="T15"><text:s/>Feb</text:span> 20<text:span text:style-name="T15">21</text:span> – <text:span text:style-name="T15">June</text:span> 20<text:span text:style-name="T15">21</text:span> <text:s/></text:p>
      </text:section>
      <text:list text:style-name="L4">
        <text:list-item>
          <text:p text:style-name="P29"><text:s/><text:span text:style-name="T15">Assisting groups and individuals with course (Microprocessors) concepts they could unclear<text:tab/></text:span></text:p>
        </text:list-item>
        <text:list-item>
          <text:p text:style-name="P31">Aiding students with the course software stack setup and (Assembly) code debbuging </text:p>
        </text:list-item>
      </text:list>
      <text:p text:style-name="P9"/>
      <text:section text:style-name="Sect3" text:name="Section5">
        <text:p text:style-name="P2">Lecturer Assistant</text:p>
        <text:p text:style-name="P9">Wits – School of Electrical and Information Eng.</text:p>
        <text:p text:style-name="P9">Nov 2020 - Feb 2021</text:p>
      </text:section>
      <text:list text:style-name="L5">
        <text:list-item>
          <text:p text:style-name="P33"><text:span text:style-name="T17">T</text:span>esting and analysing new proposed microcontrollers to be used by the school in the future</text:p>
        </text:list-item>
      </text:list>
      <text:p text:style-name="P9"/>
      <text:h text:style-name="P22" text:outline-level="3">ARCHIEVEMENTS</text:h>
      <text:section text:style-name="Sect4" text:name="Section3">
        <text:list text:style-name="L6">
          <text:list-item>
            <text:p text:style-name="P34"><text:span text:style-name="T16">Made ISC22-SCC</text:span> team CHPC</text:p>
          </text:list-item>
          <text:list-item>
            <text:p text:style-name="P34"><text:span text:style-name="T16">Came </text:span><text:span text:style-name="T27">2</text:span><text:span text:style-name="T29">nd</text:span> out of 4 finalists <text:span text:style-name="T16">on </text:span>CHPC-<text:span text:style-name="T16">SCC</text:span></text:p>
          </text:list-item>
          <text:list-item>
            <text:p text:style-name="P35"><text:span text:style-name="T16">Came </text:span><text:span text:style-name="T27">2</text:span><text:span text:style-name="T29">nd</text:span> out of 9 <text:span text:style-name="T16">in</text:span> DIRISA DATATHON</text:p>
          </text:list-item>
        </text:list>
        <text:p text:style-name="P17">2022</text:p>
        <text:p text:style-name="P17">2021</text:p>
        <text:p text:style-name="P17">2021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draw:fill-image draw:name="headshort_5f_blackAndWhite" draw:display-name="headshort_blackAndWhite" xlink:href="Pictures/10000000000000C8000000C8562266CA956E0A0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1pt" fo:language="en" fo:country="ZA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1pt" fo:language="en" fo:country="ZA" style:letter-kerning="true" style:font-name-asian="DejaVu Sans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94cm" style:type="center"/>
          <style:tab-stop style:position="18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94cm" style:type="center"/>
          <style:tab-stop style:position="18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6cm" fo:margin-bottom="1.6cm" fo:margin-left="1.6cm" fo:margin-right="1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3456*" fo:start-indent="0cm" fo:end-indent="0cm"/>
          <style:column style:rel-width="6516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2T00:12:57.012843505</meta:creation-date>
    <meta:editing-duration>PT15H42M30S</meta:editing-duration>
    <meta:editing-cycles>24</meta:editing-cycles>
    <meta:generator>LibreOffice/7.5.2.2$Linux_X86_64 LibreOffice_project/50$Build-2</meta:generator>
    <dc:title>Resume</dc:title>
    <dc:date>2023-05-16T11:03:19.284652353</dc:date>
    <meta:document-statistic meta:table-count="0" meta:image-count="0" meta:object-count="0" meta:page-count="1" meta:paragraph-count="43" meta:word-count="212" meta:character-count="1462" meta:non-whitespace-character-count="1256"/>
    <meta:template xlink:type="simple" xlink:actuate="onRequest" xlink:title="Resume" xlink:href="../../../../../../../../usr/lib/libreoffice/share/template/common/personal/Resume1page.ott" meta:date="2023-02-12T00:12:56.085334399"/>
  </office:meta>
</office:document-meta>
</file>